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a39" officeooo:paragraph-rsid="0007aa39"/>
    </style:style>
    <style:style style:name="P2" style:family="paragraph" style:parent-style-name="Standard">
      <style:text-properties officeooo:rsid="0007aa39" officeooo:paragraph-rsid="0007aa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che 2</text:p>
      <text:p text:style-name="P1">PHP</text:p>
      <text:p text:style-name="P1">Mysql-server</text:p>
      <text:p text:style-name="P1">Mariadb core</text:p>
      <text:p text:style-name="P1">VLC</text:p>
      <text:p text:style-name="P1">nmap</text:p>
      <text:p text:style-name="P1">openssh-server</text:p>
      <text:p text:style-name="P1"/>
      <text:p text:style-name="P1">https://www.supinfo.com/articles/single/7287-mise-place-serveur-mail-avec-linux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4:50:48.669200272</meta:creation-date>
    <dc:date>2019-05-02T16:03:54.010342371</dc:date>
    <meta:editing-duration>PT7H52M31S</meta:editing-duration>
    <meta:editing-cycles>3</meta:editing-cycles>
    <meta:generator>LibreOffice/6.2.2.2$Linux_X86_64 LibreOffice_project/20$Build-2</meta:generator>
    <meta:document-statistic meta:table-count="0" meta:image-count="0" meta:object-count="0" meta:page-count="1" meta:paragraph-count="8" meta:word-count="10" meta:character-count="135" meta:non-whitespace-character-count="133"/>
  </office:meta>
</office:document-meta>
</file>